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14cm" style:rel-column-width="3118*"/>
    </style:style>
    <style:style style:name="Tabela1.B" style:family="table-column">
      <style:table-column-properties style:column-width="0.714cm" style:rel-column-width="3122*"/>
    </style:style>
    <style:style style:name="Tabela1.C" style:family="table-column">
      <style:table-column-properties style:column-width="0.714cm" style:rel-column-width="3120*"/>
    </style:style>
    <style:style style:name="Tabela1.D" style:family="table-column">
      <style:table-column-properties style:column-width="0.714cm" style:rel-column-width="3121*"/>
    </style:style>
    <style:style style:name="Tabela1.G" style:family="table-column">
      <style:table-column-properties style:column-width="0.714cm" style:rel-column-width="3119*"/>
    </style:style>
    <style:style style:name="Tabela1.U" style:family="table-column">
      <style:table-column-properties style:column-width="0.714cm" style:rel-column-width="312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U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097cm" style:rel-column-width="1756*"/>
    </style:style>
    <style:style style:name="Tabela6.B" style:family="table-column">
      <style:table-column-properties style:column-width="5.029cm" style:rel-column-width="2851*"/>
    </style:style>
    <style:style style:name="Tabela6.C" style:family="table-column">
      <style:table-column-properties style:column-width="6.874cm" style:rel-column-width="389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2" style:family="table-row">
      <style:table-row-properties style:min-row-height="2.099cm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3.097cm" style:rel-column-width="1756*"/>
    </style:style>
    <style:style style:name="Tabela2.B" style:family="table-column">
      <style:table-column-properties style:column-width="5.029cm" style:rel-column-width="2851*"/>
    </style:style>
    <style:style style:name="Tabela2.C" style:family="table-column">
      <style:table-column-properties style:column-width="6.874cm" style:rel-column-width="389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2.099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3.097cm" style:rel-column-width="1756*"/>
    </style:style>
    <style:style style:name="Tabela3.B" style:family="table-column">
      <style:table-column-properties style:column-width="5.029cm" style:rel-column-width="2851*"/>
    </style:style>
    <style:style style:name="Tabela3.C" style:family="table-column">
      <style:table-column-properties style:column-width="6.874cm" style:rel-column-width="389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2.099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5cm" table:align="margins" style:writing-mode="lr-tb"/>
    </style:style>
    <style:style style:name="Tabela7.A" style:family="table-column">
      <style:table-column-properties style:column-width="3.097cm" style:rel-column-width="1756*"/>
    </style:style>
    <style:style style:name="Tabela7.B" style:family="table-column">
      <style:table-column-properties style:column-width="5.029cm" style:rel-column-width="2851*"/>
    </style:style>
    <style:style style:name="Tabela7.C" style:family="table-column">
      <style:table-column-properties style:column-width="6.874cm" style:rel-column-width="389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2" style:family="table-row">
      <style:table-row-properties style:min-row-height="10.319cm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fo:font-size="10pt" officeooo:rsid="000cad60" officeooo:paragraph-rsid="000cad60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cad60" officeooo:paragraph-rsid="000cad60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BC_3a_paragraph">
      <style:paragraph-properties fo:margin-left="0cm" fo:margin-right="0cm" fo:text-indent="0cm" style:auto-text-indent="false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0c2adf" officeooo:paragraph-rsid="000c2adf"/>
    </style:style>
    <style:style style:name="P6" style:family="paragraph" style:parent-style-name="SBC_3a_paragraph_3a_first">
      <style:text-properties officeooo:rsid="000f1334" officeooo:paragraph-rsid="000f1334"/>
    </style:style>
    <style:style style:name="P7" style:family="paragraph" style:parent-style-name="SBC_3a_paragraph_3a_first">
      <style:text-properties officeooo:paragraph-rsid="00162b77"/>
    </style:style>
    <style:style style:name="P8" style:family="paragraph" style:parent-style-name="Standard">
      <style:text-properties officeooo:paragraph-rsid="001fd421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1920da" officeooo:paragraph-rsid="001920da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1920da" officeooo:paragraph-rsid="001fd42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style:text-underline-style="none" fo:font-weight="normal" officeooo:rsid="001fd421" officeooo:paragraph-rsid="001fd421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920da" officeooo:paragraph-rsid="001920da" style:font-size-asian="10pt" style:font-weight-asian="bold" style:font-size-complex="10pt" style:font-weight-complex="bold"/>
    </style:style>
    <style:style style:name="P14" style:family="paragraph" style:parent-style-name="SBC_3a_author_28_s_29_">
      <style:text-properties officeooo:rsid="00076069"/>
    </style:style>
    <style:style style:name="P15" style:family="paragraph" style:parent-style-name="SBC_3a_paragraph">
      <style:paragraph-properties fo:margin-left="0cm" fo:margin-right="0cm" fo:text-indent="0cm" style:auto-text-indent="false"/>
    </style:style>
    <style:style style:name="P16" style:family="paragraph" style:parent-style-name="SBC_3a_paragraph">
      <style:paragraph-properties fo:margin-left="0cm" fo:margin-right="0cm" fo:text-indent="0cm" style:auto-text-indent="false"/>
      <style:text-properties fo:font-style="normal" officeooo:rsid="000c2adf" officeooo:paragraph-rsid="000c2adf" style:font-style-asian="normal" style:font-style-complex="normal"/>
    </style:style>
    <style:style style:name="P1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1pt" officeooo:rsid="001733a6" officeooo:paragraph-rsid="001920da" style:font-size-asian="11pt" style:font-size-complex="11pt"/>
    </style:style>
    <style:style style:name="P18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1pt" officeooo:rsid="001733a6" officeooo:paragraph-rsid="001fd421" style:font-size-asian="11pt" style:font-size-complex="11pt"/>
    </style:style>
    <style:style style:name="P19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officeooo:rsid="001733a6" officeooo:paragraph-rsid="001920da" style:font-size-asian="10pt" style:font-size-complex="10pt"/>
    </style:style>
    <style:style style:name="P20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officeooo:rsid="001733a6" officeooo:paragraph-rsid="001fd421" style:font-size-asian="10pt" style:font-size-complex="10pt"/>
    </style:style>
    <style:style style:name="P2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officeooo:rsid="001920da" officeooo:paragraph-rsid="001920da" style:font-size-asian="10pt" style:font-size-complex="10pt"/>
    </style:style>
    <style:style style:name="P22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officeooo:rsid="001920da" officeooo:paragraph-rsid="001fd421" style:font-size-asian="10pt" style:font-size-complex="10pt"/>
    </style:style>
    <style:style style:name="P23" style:family="paragraph" style:parent-style-name="SBC_3a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1d941d" officeooo:paragraph-rsid="001d941d"/>
    </style:style>
    <style:style style:name="P24" style:family="paragraph" style:parent-style-name="SBC_3a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officeooo:rsid="001d941d" officeooo:paragraph-rsid="001fd421" style:font-size-asian="11pt" style:font-size-complex="11pt"/>
    </style:style>
    <style:style style:name="P25" style:family="paragraph" style:parent-style-name="SBC_3a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0pt" officeooo:rsid="001d941d" officeooo:paragraph-rsid="001fd421" style:font-size-asian="10pt" style:font-size-complex="10pt"/>
    </style:style>
    <style:style style:name="P26" style:family="paragraph" style:parent-style-name="SBC_3a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0pt" officeooo:rsid="001fd421" officeooo:paragraph-rsid="001fd421" style:font-size-asian="10pt" style:font-size-complex="10pt"/>
    </style:style>
    <style:style style:name="P27" style:family="paragraph" style:parent-style-name="SBC_3a_paragraph">
      <style:text-properties fo:font-style="normal" officeooo:rsid="000c2adf" officeooo:paragraph-rsid="000c2adf" style:font-style-asian="normal" style:font-style-complex="normal"/>
    </style:style>
    <style:style style:name="P28" style:family="paragraph" style:parent-style-name="SBC_3a_paragraph" style:list-style-name="L2">
      <style:text-properties officeooo:rsid="000e1249" officeooo:paragraph-rsid="000e1249"/>
    </style:style>
    <style:style style:name="P29" style:family="paragraph" style:parent-style-name="SBC_3a_paragraph" style:list-style-name="L3">
      <style:text-properties officeooo:paragraph-rsid="0014d255"/>
    </style:style>
    <style:style style:name="P30" style:family="paragraph" style:parent-style-name="SBC_3a_paragraph" style:list-style-name="L3">
      <style:text-properties officeooo:rsid="0014d255" officeooo:paragraph-rsid="0014d255"/>
    </style:style>
    <style:style style:name="P31" style:family="paragraph" style:parent-style-name="SBC_3a_paragraph">
      <style:text-properties officeooo:rsid="000f1334" officeooo:paragraph-rsid="000f1334"/>
    </style:style>
    <style:style style:name="P32" style:family="paragraph" style:parent-style-name="SBC_3a_paragraph">
      <style:text-properties officeooo:paragraph-rsid="00162b77"/>
    </style:style>
    <style:style style:name="P33" style:family="paragraph" style:parent-style-name="SBC_3a_paragraph">
      <style:paragraph-properties fo:margin-top="0cm" fo:margin-bottom="0cm" loext:contextual-spacing="false" fo:text-align="start" style:justify-single-word="false"/>
      <style:text-properties fo:font-size="10pt" officeooo:rsid="001d941d" officeooo:paragraph-rsid="001d941d" style:font-size-asian="10pt" style:font-size-complex="10pt"/>
    </style:style>
    <style:style style:name="P34" style:family="paragraph" style:parent-style-name="SBC_3a_paragraph">
      <style:paragraph-properties fo:margin-top="0cm" fo:margin-bottom="0cm" loext:contextual-spacing="false" fo:text-align="start" style:justify-single-word="false"/>
      <style:text-properties fo:font-size="11pt" officeooo:rsid="001d941d" officeooo:paragraph-rsid="001d941d" style:font-size-asian="11pt" style:font-size-complex="11pt"/>
    </style:style>
    <style:style style:name="P35" style:family="paragraph" style:parent-style-name="SBC_3a_title_3a_1">
      <style:text-properties officeooo:rsid="000a9ab7" officeooo:paragraph-rsid="000a9ab7"/>
    </style:style>
    <style:style style:name="P36" style:family="paragraph" style:parent-style-name="SBC_3a_title_3a_1">
      <style:text-properties officeooo:rsid="00166940" officeooo:paragraph-rsid="00166940"/>
    </style:style>
    <style:style style:name="P37" style:family="paragraph" style:parent-style-name="SBC_3a_title_3a_1">
      <style:text-properties officeooo:rsid="001c0c03" officeooo:paragraph-rsid="001c0c03"/>
    </style:style>
    <style:style style:name="P38" style:family="paragraph" style:parent-style-name="SBC_3a_title_3a_2">
      <style:text-properties officeooo:rsid="000a9ab7" officeooo:paragraph-rsid="000a9ab7"/>
    </style:style>
    <style:style style:name="P39" style:family="paragraph" style:parent-style-name="SBC_3a_title_3a_2">
      <style:text-properties officeooo:paragraph-rsid="001733a6"/>
    </style:style>
    <style:style style:name="P40" style:family="paragraph" style:parent-style-name="SBC_3a_title_3a_2">
      <style:text-properties officeooo:paragraph-rsid="001fd421"/>
    </style:style>
    <style:style style:name="P41" style:family="paragraph" style:parent-style-name="SBC_3a_title" style:master-page-name="Standard">
      <style:paragraph-properties style:page-number="auto"/>
      <style:text-properties officeooo:rsid="000a9ab7"/>
    </style:style>
    <style:style style:name="P42" style:family="paragraph" style:parent-style-name="SBC_3a_paragraph_3a_first">
      <style:text-properties officeooo:rsid="000c2adf"/>
    </style:style>
    <style:style style:name="P43" style:family="paragraph" style:parent-style-name="SBC_3a_paragraph_3a_first">
      <style:text-properties officeooo:rsid="000aed17" officeooo:paragraph-rsid="000e1249"/>
    </style:style>
    <style:style style:name="P44" style:family="paragraph" style:parent-style-name="SBC_3a_paragraph_3a_first" style:list-style-name="L1">
      <style:text-properties officeooo:rsid="000e1249" officeooo:paragraph-rsid="000e1249"/>
    </style:style>
    <style:style style:name="P45" style:family="paragraph" style:parent-style-name="SBC_3a_paragraph_3a_first">
      <style:text-properties officeooo:rsid="000e1249" officeooo:paragraph-rsid="000e1249"/>
    </style:style>
    <style:style style:name="P46" style:family="paragraph" style:parent-style-name="SBC_3a_paragraph_3a_first" style:list-style-name="L2">
      <style:text-properties officeooo:rsid="000e1249" officeooo:paragraph-rsid="000e1249"/>
    </style:style>
    <style:style style:name="P47" style:family="paragraph" style:parent-style-name="SBC_3a_paragraph_3a_first">
      <style:text-properties officeooo:rsid="000f1334" officeooo:paragraph-rsid="000f1334"/>
    </style:style>
    <style:style style:name="P48" style:family="paragraph" style:parent-style-name="SBC_3a_paragraph_3a_first">
      <style:text-properties officeooo:rsid="00162b77" officeooo:paragraph-rsid="00162b77"/>
    </style:style>
    <style:style style:name="P49" style:family="paragraph" style:parent-style-name="SBC_3a_paragraph_3a_first">
      <style:text-properties officeooo:rsid="0010752b" officeooo:paragraph-rsid="000a9ab7"/>
    </style:style>
    <style:style style:name="P50" style:family="paragraph" style:parent-style-name="SBC_3a_paragraph_3a_first">
      <style:text-properties officeooo:paragraph-rsid="00162b77"/>
    </style:style>
    <style:style style:name="P51" style:family="paragraph" style:parent-style-name="SBC_3a_paragraph_3a_first">
      <style:text-properties officeooo:rsid="001733a6" officeooo:paragraph-rsid="001fd421"/>
    </style:style>
    <style:style style:name="P52" style:family="paragraph" style:parent-style-name="SBC_3a_paragraph_3a_first">
      <style:text-properties officeooo:paragraph-rsid="001733a6"/>
    </style:style>
    <style:style style:name="P53" style:family="paragraph" style:parent-style-name="SBC_3a_paragraph_3a_first">
      <style:text-properties fo:font-size="11pt" officeooo:rsid="001733a6" officeooo:paragraph-rsid="001fd421" style:font-size-asian="11pt" style:font-size-complex="11pt"/>
    </style:style>
    <style:style style:name="P54" style:family="paragraph" style:parent-style-name="SBC_3a_paragraph_3a_first">
      <style:paragraph-properties fo:text-align="justify" style:justify-single-word="false"/>
      <style:text-properties fo:font-size="10pt" officeooo:rsid="001733a6" officeooo:paragraph-rsid="001920da" style:font-size-asian="10pt" style:font-size-complex="10pt"/>
    </style:style>
    <style:style style:name="P55" style:family="paragraph" style:parent-style-name="SBC_3a_paragraph_3a_first">
      <style:paragraph-properties fo:text-align="justify" style:justify-single-word="false"/>
      <style:text-properties fo:font-size="10pt" officeooo:rsid="001733a6" officeooo:paragraph-rsid="001fd421" style:font-size-asian="10pt" style:font-size-complex="10pt"/>
    </style:style>
    <style:style style:name="P56" style:family="paragraph" style:parent-style-name="SBC_3a_paragraph_3a_first">
      <style:paragraph-properties fo:text-align="justify" style:justify-single-word="false"/>
      <style:text-properties fo:font-size="10pt" officeooo:rsid="001920da" officeooo:paragraph-rsid="001920da" style:font-size-asian="10pt" style:font-size-complex="10pt"/>
    </style:style>
    <style:style style:name="P57" style:family="paragraph" style:parent-style-name="SBC_3a_paragraph_3a_first">
      <style:paragraph-properties fo:text-align="justify" style:justify-single-word="false"/>
      <style:text-properties fo:font-size="10pt" officeooo:rsid="001920da" officeooo:paragraph-rsid="001fd421" style:font-size-asian="10pt" style:font-size-complex="10pt"/>
    </style:style>
    <style:style style:name="P58" style:family="paragraph" style:parent-style-name="SBC_3a_paragraph_3a_first">
      <style:text-properties officeooo:paragraph-rsid="001d94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255" style:font-weight-asian="bold" style:font-weight-complex="bold"/>
    </style:style>
    <style:style style:name="T3" style:family="text">
      <style:text-properties fo:font-weight="bold" officeooo:rsid="00162b7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d255" style:font-style-asian="italic" style:font-style-complex="italic"/>
    </style:style>
    <style:style style:name="T6" style:family="text">
      <style:text-properties fo:font-style="italic" officeooo:rsid="001920da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76069"/>
    </style:style>
    <style:style style:name="T9" style:family="text">
      <style:text-properties officeooo:rsid="000a9ab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e1249"/>
    </style:style>
    <style:style style:name="T12" style:family="text">
      <style:text-properties officeooo:rsid="0014d255"/>
    </style:style>
    <style:style style:name="T13" style:family="text">
      <style:text-properties officeooo:rsid="00162b77"/>
    </style:style>
    <style:style style:name="T14" style:family="text">
      <style:text-properties officeooo:rsid="001733a6"/>
    </style:style>
    <style:style style:name="T15" style:family="text">
      <style:text-properties fo:font-size="11pt" fo:font-style="italic" officeooo:rsid="001c0c03" style:font-size-asian="11pt" style:font-style-asian="italic" style:font-size-complex="11pt" style:font-style-complex="italic"/>
    </style:style>
    <style:style style:name="T16" style:family="text">
      <style:text-properties officeooo:rsid="001920da"/>
    </style:style>
    <style:style style:name="T17" style:family="text">
      <style:text-properties officeooo:rsid="001c0c03"/>
    </style:style>
    <style:style style:name="T18" style:family="text">
      <style:text-properties fo:font-variant="normal" fo:text-transform="none" fo:color="#000000" style:font-name="Times" fo:font-size="12pt" fo:letter-spacing="normal" fo:language="pt" fo:country="BR" fo:font-style="italic" fo:font-weight="normal" officeooo:rsid="001c0c03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style:font-name="Times" fo:font-size="12pt" fo:letter-spacing="normal" fo:language="pt" fo:country="BR" fo:font-style="italic" style:text-underline-style="none" fo:font-weight="normal" officeooo:rsid="001c0c03" style:text-blinking="false" fo:background-color="#ffffff" loext:char-shading-value="0" style:font-name-asian="Times New Roman" style:font-size-asian="12pt" style:language-asian="pt" style:country-asian="BR" style:font-style-asian="italic" style:font-name-complex="Times New Roman" style:font-size-complex="10pt" style:font-style-complex="italic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Times" fo:font-size="12pt" fo:letter-spacing="normal" fo:language="pt" fo:country="BR" fo:font-style="italic" style:text-underline-style="none" fo:font-weight="normal" officeooo:rsid="001d941d" style:text-blinking="false" fo:background-color="#ffffff" loext:char-shading-value="0" style:font-name-asian="Times New Roman" style:font-size-asian="12pt" style:language-asian="pt" style:country-asian="BR" style:font-style-asian="italic" style:font-name-complex="Times New Roman" style:font-size-complex="10pt" style:font-style-complex="italic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ound Robin com prioridade</text:p>
      <text:p text:style-name="P14">Felipe Guedes, Mateus Haas</text:p>
      <text:p text:style-name="SBC_3a_institution"><text:span text:style-name="T8">Faculdade</text:span> <text:span text:style-name="T8">Politécnica </text:span>– <text:span text:style-name="T8">Pontifícia </text:span>Universidade <text:span text:style-name="T8">Católica </text:span>do Rio Grande do Sul (<text:span text:style-name="T8">PUCRS</text:span>)</text:p>
      <text:p text:style-name="SBC_3a_address">Porto Alegre – RS – Brazil</text:p>
      <text:p text:style-name="SBC_3a_email"><text:a xlink:type="simple" xlink:href="mailto:guedes4g@hotmail.com" text:style-name="Internet_20_link" text:visited-style-name="Visited_20_Internet_20_Link"><text:span text:style-name="T8">guedes4g@hotmail.com</text:span></text:a><text:span text:style-name="T8">, </text:span><text:a xlink:type="simple" xlink:href="mailto:mateus.haas@gmail.com" text:style-name="Internet_20_link" text:visited-style-name="Visited_20_Internet_20_Link"><text:span text:style-name="T8">mateus.haas</text:span></text:a><text:a xlink:type="simple" xlink:href="mailto:mateus.haas@gmail.com" text:style-name="Internet_20_link" text:visited-style-name="Visited_20_Internet_20_Link">@</text:a><text:a xlink:type="simple" xlink:href="mailto:mateus.haas@gmail.com" text:style-name="Internet_20_link" text:visited-style-name="Visited_20_Internet_20_Link"><text:span text:style-name="T8">gmail</text:span></text:a><text:a xlink:type="simple" xlink:href="mailto:mateus.haas@gmail.com" text:style-name="Internet_20_link" text:visited-style-name="Visited_20_Internet_20_Link">.</text:a><text:a xlink:type="simple" xlink:href="mailto:mateus.haas@gmail.com" text:style-name="Internet_20_link" text:visited-style-name="Visited_20_Internet_20_Link"><text:span text:style-name="T8">com</text:span></text:a></text:p>
      <text:p text:style-name="SBC_3a_resumo"><text:span text:style-name="T1">Resumo.</text:span> Este artigo <text:span text:style-name="T9">descreve os métodos e os procedimentos utilizados para implementação do algoritmo “Round Robin com prioridade” para a disciplina de Sistemas Operacionais, faculdade politécnica (PUCRS).</text:span></text:p>
      <text:h text:style-name="P35" text:outline-level="1">Introdução</text:h>
      <text:p text:style-name="P42">O algoritmo de escalonamento “Round Robin com prioridade” <text:span text:style-name="T17">[1] </text:span>é utilizado como uma estratégia para distribuir à processos competidores concorrentes uma parcela de execução em um único processador de acordo com sua prioridade para o sistema operacional.</text:p>
      <text:p text:style-name="P5">Na disciplina de Sistemas Operacionais, da faculdade politécnica (PUCRS), o objetivo é implementar um programa que simula a execução deste algoritmo de escalonamento a partir de um arquivo de entrada e retorna o gráfico de execução e tempo médio de resposta.</text:p>
      <text:p text:style-name="P5">O arquivo de entrada informa características relevantes referente o processador e os processos da simulação. O processador possui um “<text:span text:style-name="T4">tamanho de fatia de tempo</text:span>”. Os processos possuem “<text:span text:style-name="T4">tempo de chegada</text:span>”, “<text:span text:style-name="T4">tempo de execução</text:span>” e “<text:span text:style-name="T4">prioridade</text:span><text:span text:style-name="T10">” (número de 1 até 9, sendo 1 a prioridade máxima). A quantidade de ciclos para realizar operação de E/S será uma constante de valor “</text:span><text:span text:style-name="T4">4</text:span><text:span text:style-name="T10">”.</text:span></text:p>
      <text:p text:style-name="P16">O retorno do gráfico de execução deverá ilustrar qual a decisão tomada pelo processador em cada ciclo de execução. “-” representa espera por processo, “C” troca de contexto e “número do processo” indica a execução deste. Segue abaixo exemplo de resposta:</text:p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B"/>
        <table:table-column table:style-name="Tabela1.G"/>
        <table:table-column table:style-name="Tabela1.B" table:number-columns-repeated="2"/>
        <table:table-column table:style-name="Tabela1.G"/>
        <table:table-column table:style-name="Tabela1.B" table:number-columns-repeated="2"/>
        <table:table-column table:style-name="Tabela1.C"/>
        <table:table-column table:style-name="Tabela1.D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G" table:number-columns-repeated="2"/>
        <table:table-column table:style-name="Tabela1.U"/>
        <table:table-row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3">-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U1" office:value-type="string">
            <text:p text:style-name="P2">C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9</text:p>
          </table:table-cell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11</text:p>
          </table:table-cell>
          <table:table-cell table:style-name="Tabela1.A2" office:value-type="string">
            <text:p text:style-name="P1">12</text:p>
          </table:table-cell>
          <table:table-cell table:style-name="Tabela1.A2" office:value-type="string">
            <text:p text:style-name="P1">13</text:p>
          </table:table-cell>
          <table:table-cell table:style-name="Tabela1.A2" office:value-type="string">
            <text:p text:style-name="P1">14</text:p>
          </table:table-cell>
          <table:table-cell table:style-name="Tabela1.A2" office:value-type="string">
            <text:p text:style-name="P1">15</text:p>
          </table:table-cell>
          <table:table-cell table:style-name="Tabela1.A2" office:value-type="string">
            <text:p text:style-name="P1">16</text:p>
          </table:table-cell>
          <table:table-cell table:style-name="Tabela1.A2" office:value-type="string">
            <text:p text:style-name="P1">17</text:p>
          </table:table-cell>
          <table:table-cell table:style-name="Tabela1.A2" office:value-type="string">
            <text:p text:style-name="P1">18</text:p>
          </table:table-cell>
          <table:table-cell table:style-name="Tabela1.A2" office:value-type="string">
            <text:p text:style-name="P1">19</text:p>
          </table:table-cell>
          <table:table-cell table:style-name="Tabela1.A2" office:value-type="string">
            <text:p text:style-name="P1">20</text:p>
          </table:table-cell>
          <table:table-cell table:style-name="Tabela1.U2" office:value-type="string">
            <text:p text:style-name="P1">21</text:p>
          </table:table-cell>
        </table:table-row>
      </table:table>
      <text:p text:style-name="P27"/>
      <text:p text:style-name="P27"/>
      <text:h text:style-name="P35" text:outline-level="1">Condições de parada</text:h>
      <text:p text:style-name="P43">O programa será dado como concluído somente quando:</text:p>
      <text:list xml:id="list985617964190956399" text:style-name="L1">
        <text:list-item>
          <text:p text:style-name="P44">não houver mais processos para entrar na fila de execução; e</text:p>
        </text:list-item>
        <text:list-item>
          <text:p text:style-name="P44"><text:soft-page-break/>todos os processos já foram totalmente executados.</text:p>
        </text:list-item>
      </text:list>
      <text:p text:style-name="P4"><text:span text:style-name="T11">É importante ressaltar que um processo só é dado como “executado por completo” após todas as suas respostas de E/S serem cumpridas e sua permanência cumulativa no processador por “n” ciclos de execução, onde “n” representa o “tempo de execução”</text:span>.</text:p>
      <text:p text:style-name="P4"/>
      <text:h text:style-name="P35" text:outline-level="1">Coleta de processos que devem ser executados</text:h>
      <text:p text:style-name="P45">A cada início de ciclo de execução, o processador deve procurar por novos processos que desejam ser incluídos na fila de espera. Esses processos se caracterizam: </text:p>
      <text:list xml:id="list5559311382765757811" text:style-name="L2">
        <text:list-item>
          <text:p text:style-name="P46">a partir do seu "<text:span text:style-name="T4">tempo de chegada</text:span>"; ou</text:p>
        </text:list-item>
        <text:list-item>
          <text:p text:style-name="P28">devido seu retorno à fila após solicitação de resposta de E/S.</text:p>
        </text:list-item>
      </text:list>
      <text:p text:style-name="P6">É importante ressaltar que caso existam novos processos, a fila de execução deve ser reordenada de acordo com sua prioridade (do menor para o maior).</text:p>
      <text:p text:style-name="P31"/>
      <text:h text:style-name="P35" text:outline-level="1">Tomada de decisão: execução ou troca de contexto</text:h>
      <text:p text:style-name="P48">A parte central do algoritmo é a decisão que o processador deve tomar: executar o processo vigente, ou trocar o contexto para execução de outro (de acordo com prioridade ou requisição de E/S)?</text:p>
      <text:p text:style-name="P48">O processador deve observar quatro possíveis cenários para eventual troca de contexto. As condições são:</text:p>
      <text:list xml:id="list6482902054639085097" text:style-name="L3">
        <text:list-item>
          <text:p text:style-name="P30">Caso não há <text:span text:style-name="T1">nenhum processo na fila </text:span>de execução, não faça nada. Equivalente imprimir "-".</text:p>
        </text:list-item>
        <text:list-item>
          <text:p text:style-name="P30">Se não, caso o processo tenha <text:span text:style-name="T1">finalizado toda sua execução</text:span>, tire-o da fila e troque o contexto.</text:p>
        </text:list-item>
        <text:list-item>
          <text:p text:style-name="P30">Se não, caso o processo esteja executando há mais ciclos do que o permitido de acordo com a “<text:span text:style-name="T7">fatia de tempo do processo</text:span>”, troque o contexto e dê a oportunidade de outro processo executar.</text:p>
        </text:list-item>
        <text:list-item>
          <text:p text:style-name="P30">Se não, caso um <text:span text:style-name="T1">processo prioritário </text:span>tenha entrado na fila, troque o contexto e reordena a fila.</text:p>
        </text:list-item>
        <text:list-item>
          <text:p text:style-name="P30">Se não, caso um processo deva ser <text:span text:style-name="T1">interrompido por requisição de E/S</text:span>, troque o contexto e deixe-o na espera por 4 ciclos (tempo definido no enunciado do trabalho).</text:p>
        </text:list-item>
        <text:list-item>
          <text:p text:style-name="P29"><text:span text:style-name="T12">Se não, </text:span><text:span text:style-name="T2">execute o processo</text:span><text:span text:style-name="T12">. Equivalente imprimir o "</text:span><text:span text:style-name="T5">número do processo</text:span><text:span text:style-name="T12">".</text:span></text:p>
        </text:list-item>
      </text:list>
      <text:p text:style-name="P7"/>
      <text:p text:style-name="P7"><text:span text:style-name="T13">Vale ressaltar que após um ciclo de execução, todos os processos que estão pendentes na fila e </text:span><text:span text:style-name="T3">NÃO</text:span><text:span text:style-name="T13"> foram executados são automaticamente considerados “em espera”. Essa métrica será importante no cálculo do tempo de espera.</text:span></text:p>
      <text:p text:style-name="P32"><text:soft-page-break/></text:p>
      <text:h text:style-name="P35" text:outline-level="1"><text:bookmark-start text:name="__DdeLink__338_207183536"/>Tempos de execução</text:h>
      <text:p text:style-name="P49">Os tempos de execução fazem parte importante do algoritmo e devem ser calculados somente após finalização de todos os processos.<text:bookmark-end text:name="__DdeLink__338_207183536"/></text:p>
      <text:h text:style-name="P38" text:outline-level="2"><text:bookmark-start text:name="__DdeLink__340_207183536"/>Tempo médio de resposta</text:h>
      <text:p text:style-name="P6">O "<text:span text:style-name="T4">tempo de resposta</text:span>" é dado a partir da "<text:span text:style-name="T4">quantidade de ciclos executados pelo processador</text:span>" - "<text:span text:style-name="T4">tempo de chegada do processo</text:span>". A média é calculada a partir da soma de todos os “<text:span text:style-name="T4">tempos de resposta” </text:span><text:span text:style-name="T10">dividido pelo </text:span><text:span text:style-name="T4">“número de processos”.</text:span><text:bookmark-end text:name="__DdeLink__340_207183536"/></text:p>
      <text:h text:style-name="P38" text:outline-level="2">Tempo médio de espera</text:h>
      <text:p text:style-name="P6">O "<text:span text:style-name="T4">tempo de espera</text:span>" é dado a partir da "<text:span text:style-name="T4">quantidade de ciclos executados pelo processador</text:span>" em que o processo em questão ficou na fila de espera. A média é calculada a partir da soma de todos os “<text:span text:style-name="T4">tempos de espera” </text:span><text:span text:style-name="T10">dividido pelo </text:span><text:span text:style-name="T4">“número de processos”.</text:span></text:p>
      <text:p text:style-name="P31"><text:span text:style-name="T4"/></text:p>
      <text:h text:style-name="P36" text:outline-level="1">Resultados finais</text:h>
      <text:h text:style-name="P39" text:outline-level="2"><text:span text:style-name="T14">Exemplo 1</text:span></text:h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2">Dados entrada</text:p>
          </table:table-cell>
          <table:table-cell table:style-name="Tabela6.B1" table:number-columns-spanned="2" office:value-type="string">
            <text:p text:style-name="P12">Dados saída</text:p>
          </table:table-cell>
          <table:covered-table-cell/>
        </table:table-row>
        <table:table-row table:style-name="Tabela6.2">
          <table:table-cell table:style-name="Tabela6.A2" table:number-rows-spanned="3" office:value-type="string">
            <text:p text:style-name="P25">5</text:p>
            <text:p text:style-name="P25">7</text:p>
            <text:p text:style-name="P25">1 10 1 5</text:p>
            <text:p text:style-name="P25">1 12 1</text:p>
            <text:p text:style-name="P25">1 15 2 5 10</text:p>
            <text:p text:style-name="P25">1 15 1</text:p>
            <text:p text:style-name="P25">1 8 1</text:p>
          </table:table-cell>
          <table:table-cell table:style-name="Tabela6.B2" table:number-columns-spanned="2" office:value-type="string">
            <text:p text:style-name="P54"><text:span text:style-name="T4">-1111C2222222C4444444C5555555C111111C22222C4444444C5C4C3333C---33333C---333333</text:span></text:p>
          </table:table-cell>
          <table:covered-table-cell/>
        </table:table-row>
        <table:table-row>
          <table:covered-table-cell/>
          <table:table-cell table:style-name="Tabela6.A2" office:value-type="string">
            <text:p text:style-name="P10">Tempo médio de resposta</text:p>
          </table:table-cell>
          <table:table-cell table:style-name="Tabela6.B2" office:value-type="string">
            <text:p text:style-name="P10">Tempo médio de espera</text:p>
          </table:table-cell>
        </table:table-row>
        <table:table-row>
          <table:covered-table-cell/>
          <table:table-cell table:style-name="Tabela6.A2" office:value-type="string">
            <text:p text:style-name="P17"><text:span text:style-name="T4">18,6 </text:span><text:span text:style-name="T6">ciclos</text:span></text:p>
          </table:table-cell>
          <table:table-cell table:style-name="Tabela6.B2" office:value-type="string">
            <text:p text:style-name="P17"><text:span text:style-name="T4">39,4 </text:span><text:span text:style-name="T6">ciclos</text:span></text:p>
          </table:table-cell>
        </table:table-row>
      </table:table>
      <text:p text:style-name="P52"/>
      <text:h text:style-name="P40" text:outline-level="2"><text:span text:style-name="T14">Exemplo 2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>Dados entrada</text:p>
          </table:table-cell>
          <table:table-cell table:style-name="Tabela2.B1" table:number-columns-spanned="2" office:value-type="string">
            <text:p text:style-name="P12">Dados saída</text:p>
          </table:table-cell>
          <table:covered-table-cell/>
        </table:table-row>
        <table:table-row table:style-name="Tabela2.2">
          <table:table-cell table:style-name="Tabela2.A2" table:number-rows-spanned="3" office:value-type="string">
            <text:p text:style-name="P26">5</text:p>
            <text:p text:style-name="P26">7</text:p>
            <text:p text:style-name="P26">1 10 1 5 9</text:p>
            <text:p text:style-name="P26">1 12 1</text:p>
            <text:p text:style-name="P26">35 15 2 4 8 12</text:p>
            <text:p text:style-name="P26">35 15 1</text:p>
            <text:p text:style-name="P26">35 8 1</text:p>
          </table:table-cell>
          <table:table-cell table:style-name="Tabela2.B2" table:number-columns-spanned="2" office:value-type="string">
            <text:p text:style-name="P55"><text:span text:style-name="T4">-1111C2222222C111C22222C1C---11C---C5555555C4444444C5C4444444C4C333C---3333CC---3333C---333C3</text:span></text:p>
          </table:table-cell>
          <table:covered-table-cell/>
        </table:table-row>
        <table:table-row>
          <table:covered-table-cell/>
          <table:table-cell table:style-name="Tabela2.A2" office:value-type="string">
            <text:p text:style-name="P11">Tempo médio de resposta</text:p>
          </table:table-cell>
          <table:table-cell table:style-name="Tabela2.B2" office:value-type="string">
            <text:p text:style-name="P11">Tempo médio de espera</text:p>
          </table:table-cell>
        </table:table-row>
        <table:table-row>
          <table:covered-table-cell/>
          <table:table-cell table:style-name="Tabela2.A2" office:value-type="string">
            <text:p text:style-name="P19"><text:span text:style-name="T4">8,</text:span><text:span text:style-name="T6">8 ciclos</text:span></text:p>
          </table:table-cell>
          <table:table-cell table:style-name="Tabela2.B2" office:value-type="string">
            <text:p text:style-name="P19"><text:span text:style-name="T6">1</text:span><text:span text:style-name="T4">9,</text:span><text:span text:style-name="T6">2 ciclos</text:span></text:p>
          </table:table-cell>
        </table:table-row>
      </table:table>
      <text:p text:style-name="P51"/>
      <text:h text:style-name="P39" text:outline-level="2"><text:soft-page-break/><text:span text:style-name="T14">Exemplo 3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2">Dados entrada</text:p>
          </table:table-cell>
          <table:table-cell table:style-name="Tabela3.B1" table:number-columns-spanned="2" office:value-type="string">
            <text:p text:style-name="P12">Dados saída</text:p>
          </table:table-cell>
          <table:covered-table-cell/>
        </table:table-row>
        <table:table-row table:style-name="Tabela3.2">
          <table:table-cell table:style-name="Tabela3.A2" table:number-rows-spanned="3" office:value-type="string">
            <text:p text:style-name="P26">5</text:p>
            <text:p text:style-name="P26">5</text:p>
            <text:p text:style-name="P26">1 10 2</text:p>
            <text:p text:style-name="P26">3 12 1</text:p>
            <text:p text:style-name="P26">10 15 1</text:p>
            <text:p text:style-name="P26">30 15 2</text:p>
            <text:p text:style-name="P26">32 8 2</text:p>
          </table:table-cell>
          <table:table-cell table:style-name="Tabela3.B2" table:number-columns-spanned="2" office:value-type="string">
            <text:p text:style-name="P55"><text:span text:style-name="T4">-111C22222C22222C33333C22C33333C33333C111C44444C55555C11111C44444C555C44444</text:span></text:p>
          </table:table-cell>
          <table:covered-table-cell/>
        </table:table-row>
        <table:table-row>
          <table:covered-table-cell/>
          <table:table-cell table:style-name="Tabela3.A2" office:value-type="string">
            <text:p text:style-name="P11">Tempo médio de resposta</text:p>
          </table:table-cell>
          <table:table-cell table:style-name="Tabela3.B2" office:value-type="string">
            <text:p text:style-name="P11">Tempo médio de espera</text:p>
          </table:table-cell>
        </table:table-row>
        <table:table-row>
          <table:covered-table-cell/>
          <table:table-cell table:style-name="Tabela3.A2" office:value-type="string">
            <text:p text:style-name="P21"><text:span text:style-name="T4">6,6 ciclos</text:span></text:p>
          </table:table-cell>
          <table:table-cell table:style-name="Tabela3.B2" office:value-type="string">
            <text:p text:style-name="P21"><text:span text:style-name="T4">24,8 ciclos</text:span></text:p>
          </table:table-cell>
        </table:table-row>
      </table:table>
      <text:p text:style-name="P53"/>
      <text:h text:style-name="P39" text:outline-level="2"><text:span text:style-name="T14">Exemplo 4</text:span></text:h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2">Dados entrada</text:p>
          </table:table-cell>
          <table:table-cell table:style-name="Tabela7.B1" table:number-columns-spanned="2" office:value-type="string">
            <text:p text:style-name="P12">Dados saída</text:p>
          </table:table-cell>
          <table:covered-table-cell/>
        </table:table-row>
        <table:table-row table:style-name="Tabela7.2">
          <table:table-cell table:style-name="Tabela7.A2" table:number-rows-spanned="3" office:value-type="string">
            <text:p text:style-name="P26">25</text:p>
            <text:p text:style-name="P26">2</text:p>
            <text:p text:style-name="P26">1 3 2</text:p>
            <text:p text:style-name="P26">2 3 1</text:p>
            <text:p text:style-name="P26">3 3 2</text:p>
            <text:p text:style-name="P26">4 3 1</text:p>
            <text:p text:style-name="P26">5 3 2</text:p>
            <text:p text:style-name="P26">6 3 1</text:p>
            <text:p text:style-name="P26">7 3 2</text:p>
            <text:p text:style-name="P26">8 3 1</text:p>
            <text:p text:style-name="P26">9 3 2</text:p>
            <text:p text:style-name="P26">10 3 1</text:p>
            <text:p text:style-name="P26">11 3 2</text:p>
            <text:p text:style-name="P26">12 3 1</text:p>
            <text:p text:style-name="P26">13 3 2</text:p>
            <text:p text:style-name="P26">14 3 1</text:p>
            <text:p text:style-name="P26">15 3 2</text:p>
            <text:p text:style-name="P26">16 3 1</text:p>
            <text:p text:style-name="P26">17 3 2</text:p>
            <text:p text:style-name="P26">18 3 1</text:p>
            <text:p text:style-name="P26">19 3 2</text:p>
            <text:p text:style-name="P26">20 3 1</text:p>
            <text:p text:style-name="P26">21 3 2</text:p>
            <text:p text:style-name="P26">22 3 1</text:p>
            <text:p text:style-name="P26">23 3 2</text:p>
            <text:p text:style-name="P26">24 3 1</text:p>
            <text:p text:style-name="P26">25 3 2</text:p>
          </table:table-cell>
          <table:table-cell table:style-name="Tabela7.B2" table:number-columns-spanned="2" office:value-type="string">
            <text:p text:style-name="P57"><text:span text:style-name="T4">-1C22C44C2C66C88C4C1010C1212C6C1414C1616C8C1818C2020C10C2 222C2424C12C14C16C18C20C22C24C1C33C55C77C99C1111C1313C151 5C1717C1919C2121C2323C2525C1C3C5C7C9C11C13C15C17C19C21C 23C25</text:span></text:p>
          </table:table-cell>
          <table:covered-table-cell/>
        </table:table-row>
        <table:table-row>
          <table:covered-table-cell/>
          <table:table-cell table:style-name="Tabela7.A2" office:value-type="string">
            <text:p text:style-name="P11">Tempo médio de resposta</text:p>
          </table:table-cell>
          <table:table-cell table:style-name="Tabela7.B2" office:value-type="string">
            <text:p text:style-name="P11">Tempo médio de espera</text:p>
          </table:table-cell>
        </table:table-row>
        <table:table-row>
          <table:covered-table-cell/>
          <table:table-cell table:style-name="Tabela7.A2" office:value-type="string">
            <text:p text:style-name="P21"><text:span text:style-name="T4">37,92 ciclos</text:span></text:p>
          </table:table-cell>
          <table:table-cell table:style-name="Tabela7.B2" office:value-type="string">
            <text:p text:style-name="P21"><text:span text:style-name="T4">61,16 ciclos</text:span></text:p>
          </table:table-cell>
        </table:table-row>
      </table:table>
      <text:p text:style-name="P53"><text:span text:style-name="T6"/></text:p>
      <text:h text:style-name="P37" text:outline-level="1">Referências</text:h>
      <text:p text:style-name="P58"><text:span text:style-name="T15">[1] </text:span><text:span text:style-name="T18">Arpaci-Dusseau, Remzi H.; Arpaci-Dusseau, Andrea C. (2014), </text:span><text:a xlink:type="simple" xlink:href="http://pages.cs.wisc.edu/~remzi/OSTEP/cpu-sched.pdf" text:style-name="Internet_20_link" text:visited-style-name="Visited_20_Internet_20_Link">Operating Systems: Three Easy Pieces</text:a><text:span text:style-name="T19"> </text:span><text:span text:style-name="T20">[</text:span><text:a xlink:type="simple" xlink:href="http://pages.cs.wisc.edu/~remzi/OSTEP/cpu-sched.pdf" text:style-name="Internet_20_link" text:visited-style-name="Visited_20_Internet_20_Link">http://pages.cs.wisc.edu/~remzi/OSTEP/cpu-sched.pdf</text:a><text:span text:style-name="T20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18</meta:editing-cycles>
    <meta:editing-duration>PT4H35M21S</meta:editing-duration>
    <dc:date>2018-05-10T18:07:32.001059051</dc:date>
    <meta:document-statistic meta:table-count="5" meta:image-count="0" meta:object-count="0" meta:page-count="4" meta:paragraph-count="162" meta:word-count="1011" meta:character-count="5749" meta:non-whitespace-character-count="4926"/>
    <meta:user-defined meta:name="Info 1"/>
    <meta:user-defined meta:name="Info 2"/>
    <meta:user-defined meta:name="Info 3"/>
    <meta:user-defined meta:name="Info 4"/>
  </office:meta>
</office:document-meta>
</file>